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227" officeooo:paragraph-rsid="001b7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be Cat Cone Cat</text:p>
      <text:p text:style-name="P1">Authors Praba Ram Sheela Preuitt</text:p>
      <text:p text:style-name="P1">Rajiv Elpe</text:p>
      <text:p text:style-name="P1">Pratham Books</text:p>
      <text:p text:style-name="P1">A book in every child’s hand</text:p>
      <text:p text:style-name="P1">Level 2</text:p>
      <text:p text:style-name="P1">Cat on a triangle roof</text:p>
      <text:p text:style-name="P1">Cat in a rectangle window</text:p>
      <text:p text:style-name="P1">Ice cube on a shivering cat Meoww brrr brrr</text:p>
      <text:p text:style-name="P1">Cat with a rhombus kite</text:p>
      <text:p text:style-name="P1">cat on a square board</text:p>
      <text:p text:style-name="P1">meoww scratch scratch a tree truck cylinder a happy cat</text:p>
      <text:p text:style-name="P1">cat on a circle mat</text:p>
      <text:p text:style-name="P1">cat in an oval mirror</text:p>
      <text:p text:style-name="P1">meoww slurp slurp an ice cream cone for a sunny cat</text:p>
      <text:p text:style-name="P1">cat near a hexagon honeycomb</text:p>
      <text:p text:style-name="P1">cat on a crescent moon</text:p>
      <text:p text:style-name="P1">a samosa pyramid for a hungry cat meoww crunch munch</text:p>
      <text:p text:style-name="P1">1 Traingle 2 square 3 rectangle 4 oval 5 circle</text:p>
      <text:p text:style-name="P1">1 cube 2 cylinder 3 cone 4 pyramid 5 sphere</text:p>
      <text:p text:style-name="P1">can you look around and find any more shapes and c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07:13.678634181</meta:creation-date>
    <dc:date>2018-05-07T18:10:24.002380595</dc:date>
    <meta:editing-duration>PT3M11S</meta:editing-duration>
    <meta:editing-cycles>1</meta:editing-cycles>
    <meta:document-statistic meta:table-count="0" meta:image-count="0" meta:object-count="0" meta:page-count="1" meta:paragraph-count="21" meta:word-count="132" meta:character-count="632" meta:non-whitespace-character-count="521"/>
    <meta:generator>LibreOffice/5.1.6.2$Linux_X86_64 LibreOffice_project/10m0$Build-2</meta:generator>
  </office:meta>
</office:document-meta>
</file>